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ToArrayTest_date.test_date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date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eanToArrayTest_date.test_date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ToArrayTest_date.test_date_null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eanToArrayTest_date.test_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eanToArrayTest_date.test_date2_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eanToArrayTest_date.test_date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